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able-cell-properties fo:background-color="#A6A6A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Hyperlink" style:data-style-name="N0"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fo:background-color="#A6A6A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8.89cm"/>
    </style:style>
    <style:style style:name="co4" style:family="table-column">
      <style:table-column-properties fo:break-before="auto" style:column-width="9.36625cm"/>
    </style:style>
    <style:style style:name="co5" style:family="table-column">
      <style:table-column-properties fo:break-before="auto" style:column-width="11.9856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cu-p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<text:s/>Value</text:p>
          </table:table-cell>
          <table:table-cell office:value-type="string" table:style-name="ce1">
            <text:p><text:s/>Footprint</text:p>
          </table:table-cell>
          <table:table-cell office:value-type="string" table:style-name="ce1">
            <text:p><text:s/>Datasheet</text:p>
          </table:table-cell>
          <table:table-cell office:value-type="string" table:style-name="ce1">
            <text:p>Purcha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2">
            <text:p>CONN_02X20</text:p>
          </table:table-cell>
          <table:table-cell office:value-type="string" table:style-name="ce1">
            <text:p>Socket_Strips:Socket_Strip_Straight_2x20</text:p>
          </table:table-cell>
          <table:table-cell office:value-type="string" table:style-name="ce1">
            <text:p>https://www.mouser.ca/datasheet/2/527/dw-1369989.pdf</text:p>
          </table:table-cell>
          <table:table-cell office:value-type="string" table:style-name="ce1">
            <text:p><text:a xlink:href="https://www.mouser.ca/ProductDetail/Samtec/DW-20-14-T-D-560?qs=sGAEpiMZZMvffgRu4KC1RxM6nKwEP14ARIh8gL%2FgeHYrhpft3ceocQ%3D%3D">https://www.mouser.ca/ProductDetail/Samtec/DW-20-14-T-D-560?qs=sGAEpiMZZMvffgRu4KC1RxM6nKwEP14ARIh8gL%2FgeHYrhpft3ceocQ%3D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8</text:p>
          </table:table-cell>
          <table:table-cell office:value-type="string" table:style-name="ce3">
            <text:p>MCP3008</text:p>
          </table:table-cell>
          <table:table-cell office:value-type="string" table:style-name="ce1">
            <text:p>Housings_DIP:DIP-16_W7.62mm</text:p>
          </table:table-cell>
          <table:table-cell office:value-type="string" table:style-name="ce1">
            <text:p>https://www.mouser.ca/datasheet/2/268/21295b-72710.pdf</text:p>
          </table:table-cell>
          <table:table-cell office:value-type="string" table:style-name="ce4">
            <text:p><text:a xlink:href="https://www.mouser.ca/ProductDetail/Microchip-Technology/MCP3008-I-P?qs=sGAEpiMZZMsUzhEcHltCuWSXLB5uNgVo">https://www.mouser.ca/ProductDetail/Microchip-Technology/MCP3008-I-P?qs=sGAEpiMZZMsUzhEcHltCuWSXLB5uNgVo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CONN_02X12</text:p>
          </table:table-cell>
          <table:table-cell office:value-type="string" table:style-name="ce1">
            <text:p>footprint:connect24_2_12</text:p>
          </table:table-cell>
          <table:table-cell office:value-type="string" table:style-name="ce1">
            <text:p>https://www.mouser.ca/datasheet/2/418/NG_CD_794618_F2-1259806.pdf</text:p>
          </table:table-cell>
          <table:table-cell office:value-type="string" table:style-name="ce4">
            <text:p><text:a xlink:href="https://www.mouser.ca/ProductDetail/571-5-794618-4">https://www.mouser.ca/ProductDetail/571-5-794618-4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3">
            <text:p>NCV1124</text:p>
          </table:table-cell>
          <table:table-cell office:value-type="string" table:style-name="ce1">
            <text:p>Housings_SOIC:SOIC-8_3.9x4.9mm_Pitch1.27mm</text:p>
          </table:table-cell>
          <table:table-cell office:value-type="string" table:style-name="ce1">
            <text:p>https://www.mouser.ca/datasheet/2/308/NCV1124%20DATA%20SHEET-113730.pdf</text:p>
          </table:table-cell>
          <table:table-cell office:value-type="string" table:style-name="ce1">
            <text:p>https://www.mouser.ca/ProductDetail/ON-Semiconductor/NCV1124DR2G?qs=sGAEpiMZZMvFp%252ByPHbnZYyca5acOLC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2">
            <text:p>CONN_01X08</text:p>
          </table:table-cell>
          <table:table-cell office:value-type="string" table:style-name="ce1">
            <text:p>Socket_Strips:Socket_Strip_Straight_1x08</text:p>
          </table:table-cell>
          <table:table-cell office:value-type="string" table:style-name="ce1">
            <text:p>https://www.mouser.ca/datasheet/2/418/NG_CD_1445050_B5-1238100.pdf</text:p>
          </table:table-cell>
          <table:table-cell office:value-type="string" table:style-name="ce4">
            <text:p><text:a xlink:href="https://www.mouser.ca/ProductDetail/TE-Connectivity-AMP/3-1445050-2?qs=sGAEpiMZZMuzXLcWrSfMr%2BPRuh9VCiHXHYdP5f2z%2BRs%3D">https://www.mouser.ca/ProductDetail/TE-Connectivity-AMP/3-1445050-2?qs=sGAEpiMZZMuzXLcWrSfMr%2BPRuh9VCiHXHYdP5f2z%2BRs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3">
            <text:p>THN_15-2411WI_</text:p>
          </table:table-cell>
          <table:table-cell office:value-type="string" table:style-name="ce1">
            <text:p>footprint:THN_15-2411WI</text:p>
          </table:table-cell>
          <table:table-cell office:value-type="string" table:style-name="ce1">
            <text:p>https://www.mouser.ca/datasheet/2/687/thn15wi-519408.pdf</text:p>
          </table:table-cell>
          <table:table-cell office:value-type="string" table:style-name="ce1">
            <text:p>https://www.mouser.ca/ProductDetail/TRACO-Power/THN-15-2411WI?qs=sGAEpiMZZMvGsmoEFRKS8GuhBnqedIdiOPpMF85XbmnEuq5IW5GuWg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5</text:p>
          </table:table-cell>
          <table:table-cell office:value-type="string" table:style-name="ce3">
            <text:p>PC817</text:p>
          </table:table-cell>
          <table:table-cell office:value-type="string" table:style-name="ce1">
            <text:p>Housings_DIP:DIP-4_W7.62mm</text:p>
          </table:table-cell>
          <table:table-cell office:value-type="string" table:style-name="ce1">
            <text:p>https://www.mouser.ca/datasheet/2/365/SHARP_PC817XNNSZ1B-1360352.pdf</text:p>
          </table:table-cell>
          <table:table-cell office:value-type="string" table:style-name="ce1">
            <text:p>https://www.mouser.ca/ProductDetail/Sharp-Microelectronics/PC817XNNSZ1B?qs=sGAEpiMZZMve4%2FbfQkoj%252BFcEmb5OjAn4B5kgnqYl3dk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6</text:p>
          </table:table-cell>
          <table:table-cell office:value-type="string" table:style-name="ce3">
            <text:p>PC817</text:p>
          </table:table-cell>
          <table:table-cell office:value-type="string" table:style-name="ce1">
            <text:p>Housings_DIP:DIP-4_W7.62mm</text:p>
          </table:table-cell>
          <table:table-cell office:value-type="string" table:style-name="ce1">
            <text:p>https://www.mouser.ca/datasheet/2/365/SHARP_PC817XNNSZ1B-1360352.pdf</text:p>
          </table:table-cell>
          <table:table-cell office:value-type="string" table:style-name="ce1">
            <text:p>https://www.mouser.ca/ProductDetail/Sharp-Microelectronics/PC817XNNSZ1B?qs=sGAEpiMZZMve4%2FbfQkoj%252BFcEmb5OjAn4B5kgnqYl3dk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7</text:p>
          </table:table-cell>
          <table:table-cell office:value-type="string" table:style-name="ce3">
            <text:p>PC817</text:p>
          </table:table-cell>
          <table:table-cell office:value-type="string" table:style-name="ce1">
            <text:p>Housings_DIP:DIP-4_W7.62mm</text:p>
          </table:table-cell>
          <table:table-cell office:value-type="string" table:style-name="ce1">
            <text:p>https://www.mouser.ca/datasheet/2/365/SHARP_PC817XNNSZ1B-1360352.pdf</text:p>
          </table:table-cell>
          <table:table-cell office:value-type="string" table:style-name="ce1">
            <text:p>https://www.mouser.ca/ProductDetail/Sharp-Microelectronics/PC817XNNSZ1B?qs=sGAEpiMZZMve4%2FbfQkoj%252BFcEmb5OjAn4B5kgnqYl3dk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3">
            <text:p>PC817</text:p>
          </table:table-cell>
          <table:table-cell office:value-type="string" table:style-name="ce1">
            <text:p>Housings_DIP:DIP-4_W7.62mm</text:p>
          </table:table-cell>
          <table:table-cell office:value-type="string" table:style-name="ce1">
            <text:p>https://www.mouser.ca/datasheet/2/365/SHARP_PC817XNNSZ1B-1360352.pdf</text:p>
          </table:table-cell>
          <table:table-cell office:value-type="string" table:style-name="ce1">
            <text:p>https://www.mouser.ca/ProductDetail/Sharp-Microelectronics/PC817XNNSZ1B?qs=sGAEpiMZZMve4%2FbfQkoj%252BFcEmb5OjAn4B5kgnqYl3dk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9</text:p>
          </table:table-cell>
          <table:table-cell office:value-type="string" table:style-name="ce3">
            <text:p>PC817</text:p>
          </table:table-cell>
          <table:table-cell office:value-type="string" table:style-name="ce1">
            <text:p>Housings_DIP:DIP-4_W7.62mm</text:p>
          </table:table-cell>
          <table:table-cell office:value-type="string" table:style-name="ce1">
            <text:p>https://www.mouser.ca/datasheet/2/365/SHARP_PC817XNNSZ1B-1360352.pdf</text:p>
          </table:table-cell>
          <table:table-cell office:value-type="string" table:style-name="ce1">
            <text:p>https://www.mouser.ca/ProductDetail/Sharp-Microelectronics/PC817XNNSZ1B?qs=sGAEpiMZZMve4%2FbfQkoj%252BFcEmb5OjAn4B5kgnqYl3dk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10</text:p>
          </table:table-cell>
          <table:table-cell office:value-type="string" table:style-name="ce3">
            <text:p>PC817</text:p>
          </table:table-cell>
          <table:table-cell office:value-type="string" table:style-name="ce1">
            <text:p>Housings_DIP:DIP-4_W7.62mm</text:p>
          </table:table-cell>
          <table:table-cell office:value-type="string" table:style-name="ce1">
            <text:p>https://www.mouser.ca/datasheet/2/365/SHARP_PC817XNNSZ1B-1360352.pdf</text:p>
          </table:table-cell>
          <table:table-cell office:value-type="string" table:style-name="ce1">
            <text:p>https://www.mouser.ca/ProductDetail/Sharp-Microelectronics/PC817XNNSZ1B?qs=sGAEpiMZZMve4%2FbfQkoj%252BFcEmb5OjAn4B5kgnqYl3dk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3">
            <text:p>15K</text:p>
          </table:table-cell>
          <table:table-cell office:value-type="string" table:style-name="ce1">
            <text:p>Resistors_ThroughHole:Resistor_Horizontal_RM20mm</text:p>
          </table:table-cell>
          <table:table-cell office:value-type="string" table:style-name="ce1">
            <text:p>https://www.mouser.ca/datasheet/2/427/pr010203-1128750.pdf</text:p>
          </table:table-cell>
          <table:table-cell office:value-type="string" table:style-name="ce4">
            <text:p><text:a xlink:href="https://www.mouser.ca/ProductDetail/?qs=LCMWAU1DZcyQzYgWWU5IFA%3D%3D">https://www.mouser.ca/ProductDetail/?qs=LCMWAU1DZcyQzYgWWU5IFA%3D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3">
            <text:p>15K</text:p>
          </table:table-cell>
          <table:table-cell office:value-type="string" table:style-name="ce1">
            <text:p>Resistors_ThroughHole:Resistor_Horizontal_RM20mm</text:p>
          </table:table-cell>
          <table:table-cell office:value-type="string" table:style-name="ce1">
            <text:p>https://www.mouser.ca/datasheet/2/427/pr010203-1128750.pdf</text:p>
          </table:table-cell>
          <table:table-cell office:value-type="string" table:style-name="ce1">
            <text:p>https://www.mouser.ca/ProductDetail/?qs=LCMWAU1DZcyQzYgWWU5IFA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6</text:p>
          </table:table-cell>
          <table:table-cell office:value-type="string" table:style-name="ce1">
            <text:p>16.9K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ccf5560-1211415.pdf</text:p>
          </table:table-cell>
          <table:table-cell office:value-type="string" table:style-name="ce5">
            <text:p><text:a xlink:href="https://www.mouser.ca/ProductDetail/Vishay-Dale/CCF5516K9FKE36?qs=sGAEpiMZZMtlubZbdhIBIK/mTSw8IDwvWHOMDZccZRU%3D">https://www.mouser.ca/ProductDetail/Vishay-Dale/CCF5516K9FKE36?qs=sGAEpiMZZMtlubZbdhIBIK/mTSw8IDwvWHOMDZccZRU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3">
            <text:p>0.047uf</text:p>
          </table:table-cell>
          <table:table-cell office:value-type="string" table:style-name="ce1">
            <text:p>Capacitors_ThroughHole:C_Rect_L13_W4_P10</text:p>
          </table:table-cell>
          <table:table-cell office:value-type="string" table:style-name="ce1">
            <text:p>https://www.mouser.ca/datasheet/2/212/KEM_F3095_R46_X2_310_110C-1104274.pdf</text:p>
          </table:table-cell>
          <table:table-cell office:value-type="string" table:style-name="ce4">
            <text:p><text:a xlink:href="https://www.mouser.ca/ProductDetail/KEMET/R463F247000N0K?qs=sGAEpiMZZMsh%2B1woXyUXj9ece4xm99ovEOkuJWF0%2B00%3D">https://www.mouser.ca/ProductDetail/KEMET/R463F247000N0K?qs=sGAEpiMZZMsh%2B1woXyUXj9ece4xm99ovEOkuJWF0%2B00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3">
            <text:p>0.047uf</text:p>
          </table:table-cell>
          <table:table-cell office:value-type="string" table:style-name="ce1">
            <text:p>Capacitors_ThroughHole:C_Rect_L13_W4_P10</text:p>
          </table:table-cell>
          <table:table-cell office:value-type="string" table:style-name="ce1">
            <text:p>https://www.mouser.ca/datasheet/2/212/KEM_F3095_R46_X2_310_110C-1104274.pdf</text:p>
          </table:table-cell>
          <table:table-cell office:value-type="string" table:style-name="ce1">
            <text:p>https://www.mouser.ca/ProductDetail/KEMET/R463F247000N0K?qs=sGAEpiMZZMsh%2B1woXyUXj9ece4xm99ovEOkuJWF0%2B00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3">
            <text:p>NCV1124</text:p>
          </table:table-cell>
          <table:table-cell office:value-type="string" table:style-name="ce1">
            <text:p>Housings_SOIC:SOIC-8_3.9x4.9mm_Pitch1.27mm</text:p>
          </table:table-cell>
          <table:table-cell office:value-type="string" table:style-name="ce1">
            <text:p>https://www.mouser.ca/datasheet/2/308/NCV1124%20DATA%20SHEET-113730.pdf</text:p>
          </table:table-cell>
          <table:table-cell office:value-type="string" table:style-name="ce1">
            <text:p>https://www.mouser.ca/ProductDetail/ON-Semiconductor/NCV1124DR2G?qs=sGAEpiMZZMvFp%252ByPHbnZYyca5acOLC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3">
            <text:p>15K</text:p>
          </table:table-cell>
          <table:table-cell office:value-type="string" table:style-name="ce1">
            <text:p>Resistors_ThroughHole:Resistor_Horizontal_RM20mm</text:p>
          </table:table-cell>
          <table:table-cell office:value-type="string" table:style-name="ce1">
            <text:p>https://www.mouser.ca/datasheet/2/427/pr010203-1128750.pdf</text:p>
          </table:table-cell>
          <table:table-cell office:value-type="string" table:style-name="ce1">
            <text:p>https://www.mouser.ca/ProductDetail/?qs=LCMWAU1DZcyQzYgWWU5IFA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3">
            <text:p>15K</text:p>
          </table:table-cell>
          <table:table-cell office:value-type="string" table:style-name="ce1">
            <text:p>Resistors_ThroughHole:Resistor_Horizontal_RM20mm</text:p>
          </table:table-cell>
          <table:table-cell office:value-type="string" table:style-name="ce1">
            <text:p>https://www.mouser.ca/datasheet/2/427/pr010203-1128750.pdf</text:p>
          </table:table-cell>
          <table:table-cell office:value-type="string" table:style-name="ce1">
            <text:p>https://www.mouser.ca/ProductDetail/?qs=LCMWAU1DZcyQzYgWWU5IFA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16.9K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ccf5560-1211415.pdf</text:p>
          </table:table-cell>
          <table:table-cell office:value-type="string" table:style-name="ce1">
            <text:p>https://www.mouser.ca/ProductDetail/Vishay-Dale/CCF5516K9FKE36?qs=sGAEpiMZZMtlubZbdhIBIK/mTSw8IDwvWHOMDZccZRU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3">
            <text:p>0.047uf</text:p>
          </table:table-cell>
          <table:table-cell office:value-type="string" table:style-name="ce1">
            <text:p>Capacitors_ThroughHole:C_Rect_L13_W4_P10</text:p>
          </table:table-cell>
          <table:table-cell office:value-type="string" table:style-name="ce1">
            <text:p>https://www.mouser.ca/datasheet/2/212/KEM_F3095_R46_X2_310_110C-1104274.pdf</text:p>
          </table:table-cell>
          <table:table-cell office:value-type="string" table:style-name="ce1">
            <text:p>https://www.mouser.ca/ProductDetail/KEMET/R463F247000N0K?qs=sGAEpiMZZMsh%2B1woXyUXj9ece4xm99ovEOkuJWF0%2B00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3">
            <text:p>0.047uf</text:p>
          </table:table-cell>
          <table:table-cell office:value-type="string" table:style-name="ce1">
            <text:p>Capacitors_ThroughHole:C_Rect_L13_W4_P10</text:p>
          </table:table-cell>
          <table:table-cell office:value-type="string" table:style-name="ce1">
            <text:p>https://www.mouser.ca/datasheet/2/212/KEM_F3095_R46_X2_310_110C-1104274.pdf</text:p>
          </table:table-cell>
          <table:table-cell office:value-type="string" table:style-name="ce1">
            <text:p>https://www.mouser.ca/ProductDetail/KEMET/R463F247000N0K?qs=sGAEpiMZZMsh%2B1woXyUXj9ece4xm99ovEOkuJWF0%2B00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3">
            <text:p>1.6pf</text:p>
          </table:table-cell>
          <table:table-cell office:value-type="string" table:style-name="ce1">
            <text:p>Capacitors_ThroughHole:C_Disc_D3_P2.5</text:p>
          </table:table-cell>
          <table:table-cell office:value-type="string" table:style-name="ce1">
            <text:p>https://www.mouser.ca/datasheet/2/400/eadmlcc_halogenfree_fa_en-845009.pdf</text:p>
          </table:table-cell>
          <table:table-cell office:value-type="string" table:style-name="ce4">
            <text:p><text:a xlink:href="https://www.mouser.ca/ProductDetail/TDK/FA18C0G1H1R5CNU00?qs=sGAEpiMZZMt3KoXD5rJ2N29dp4N5a5oW2jRCkGZEmfI5%2BqimiAbaag%3D%3D">https://www.mouser.ca/ProductDetail/TDK/FA18C0G1H1R5CNU00?qs=sGAEpiMZZMt3KoXD5rJ2N29dp4N5a5oW2jRCkGZEmfI5%2BqimiAbaag%3D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3">
            <text:p>1.6pf</text:p>
          </table:table-cell>
          <table:table-cell office:value-type="string" table:style-name="ce1">
            <text:p>Capacitors_ThroughHole:C_Disc_D3_P2.5</text:p>
          </table:table-cell>
          <table:table-cell office:value-type="string" table:style-name="ce1">
            <text:p>https://www.mouser.ca/datasheet/2/400/eadmlcc_halogenfree_fa_en-845009.pdf</text:p>
          </table:table-cell>
          <table:table-cell office:value-type="string" table:style-name="ce1">
            <text:p>https://www.mouser.ca/ProductDetail/TDK/FA18C0G1H1R5CNU00?qs=sGAEpiMZZMt3KoXD5rJ2N29dp4N5a5oW2jRCkGZEmfI5%2BqimiAbaag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3">
            <text:p>1.6pf</text:p>
          </table:table-cell>
          <table:table-cell office:value-type="string" table:style-name="ce1">
            <text:p>Capacitors_ThroughHole:C_Disc_D3_P2.5</text:p>
          </table:table-cell>
          <table:table-cell office:value-type="string" table:style-name="ce1">
            <text:p>https://www.mouser.ca/datasheet/2/400/eadmlcc_halogenfree_fa_en-845009.pdf</text:p>
          </table:table-cell>
          <table:table-cell office:value-type="string" table:style-name="ce1">
            <text:p>https://www.mouser.ca/ProductDetail/TDK/FA18C0G1H1R5CNU00?qs=sGAEpiMZZMt3KoXD5rJ2N29dp4N5a5oW2jRCkGZEmfI5%2BqimiAbaag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3">
            <text:p>1.6pf</text:p>
          </table:table-cell>
          <table:table-cell office:value-type="string" table:style-name="ce1">
            <text:p>Capacitors_ThroughHole:C_Disc_D3_P2.5</text:p>
          </table:table-cell>
          <table:table-cell office:value-type="string" table:style-name="ce1">
            <text:p>https://www.mouser.ca/datasheet/2/400/eadmlcc_halogenfree_fa_en-845009.pdf</text:p>
          </table:table-cell>
          <table:table-cell office:value-type="string" table:style-name="ce1">
            <text:p>https://www.mouser.ca/ProductDetail/TDK/FA18C0G1H1R5CNU00?qs=sGAEpiMZZMt3KoXD5rJ2N29dp4N5a5oW2jRCkGZEmfI5%2BqimiAbaag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3">
            <text:p>1.6pf</text:p>
          </table:table-cell>
          <table:table-cell office:value-type="string" table:style-name="ce1">
            <text:p>Capacitors_ThroughHole:C_Disc_D3_P2.5</text:p>
          </table:table-cell>
          <table:table-cell office:value-type="string" table:style-name="ce1">
            <text:p>https://www.mouser.ca/datasheet/2/400/eadmlcc_halogenfree_fa_en-845009.pdf</text:p>
          </table:table-cell>
          <table:table-cell office:value-type="string" table:style-name="ce1">
            <text:p>https://www.mouser.ca/ProductDetail/TDK/FA18C0G1H1R5CNU00?qs=sGAEpiMZZMt3KoXD5rJ2N29dp4N5a5oW2jRCkGZEmfI5%2BqimiAbaag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8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esistors_ThroughHole:Resistor_Horizontal_RM10mm</text:p>
          </table:table-cell>
          <table:table-cell office:value-type="string" table:style-name="ce1">
            <text:p>https://www.mouser.ca/datasheet/2/427/vr25vr37vr68-837991.pdf</text:p>
          </table:table-cell>
          <table:table-cell office:value-type="string" table:style-name="ce1">
            <text:p>https://www.mouser.ca/ProductDetail/Vishay-BC-Components/VR37000001004FR500?qs=sGAEpiMZZMtlubZbdhIBIL6aF40j1MfhZigr1U8glrc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3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esistors_ThroughHole:Resistor_Horizontal_RM10mm</text:p>
          </table:table-cell>
          <table:table-cell office:value-type="string" table:style-name="ce1">
            <text:p>https://www.mouser.ca/datasheet/2/427/vr25vr37vr68-837991.pdf</text:p>
          </table:table-cell>
          <table:table-cell office:value-type="string" table:style-name="ce1">
            <text:p>https://www.mouser.ca/ProductDetail/Vishay-BC-Components/VR37000001004FR500?qs=sGAEpiMZZMtlubZbdhIBIL6aF40j1MfhZigr1U8glrc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2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esistors_ThroughHole:Resistor_Horizontal_RM10mm</text:p>
          </table:table-cell>
          <table:table-cell office:value-type="string" table:style-name="ce1">
            <text:p>https://www.mouser.ca/datasheet/2/427/vr25vr37vr68-837991.pdf</text:p>
          </table:table-cell>
          <table:table-cell office:value-type="string" table:style-name="ce1">
            <text:p>https://www.mouser.ca/ProductDetail/Vishay-BC-Components/VR37000001004FR500?qs=sGAEpiMZZMtlubZbdhIBIL6aF40j1MfhZigr1U8glrc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1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esistors_ThroughHole:Resistor_Horizontal_RM10mm</text:p>
          </table:table-cell>
          <table:table-cell office:value-type="string" table:style-name="ce1">
            <text:p>https://www.mouser.ca/datasheet/2/427/vr25vr37vr68-837991.pdf</text:p>
          </table:table-cell>
          <table:table-cell office:value-type="string" table:style-name="ce1">
            <text:p>https://www.mouser.ca/ProductDetail/Vishay-BC-Components/VR37000001004FR500?qs=sGAEpiMZZMtlubZbdhIBIL6aF40j1MfhZigr1U8glrc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0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esistors_ThroughHole:Resistor_Horizontal_RM10mm</text:p>
          </table:table-cell>
          <table:table-cell office:value-type="string" table:style-name="ce1">
            <text:p>https://www.mouser.ca/datasheet/2/427/vr25vr37vr68-837991.pdf</text:p>
          </table:table-cell>
          <table:table-cell office:value-type="string" table:style-name="ce1">
            <text:p>https://www.mouser.ca/ProductDetail/Vishay-BC-Components/VR37000001004FR500?qs=sGAEpiMZZMtlubZbdhIBIL6aF40j1MfhZigr1U8glrc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CONN_01X12</text:p>
          </table:table-cell>
          <table:table-cell office:value-type="string" table:style-name="ce1">
            <text:p>footprint:connnector12-1</text:p>
          </table:table-cell>
          <table:table-cell office:value-type="string" table:style-name="ce1">
            <text:p>https://www.mouser.ca/datasheet/2/418/NG_CD_1445050_B5-1238100.pdf</text:p>
          </table:table-cell>
          <table:table-cell office:value-type="string" table:style-name="ce4">
            <text:p><text:a xlink:href="https://www.mouser.ca/ProductDetail/TE-Connectivity-AMP/3-1445050-2?qs=sGAEpiMZZMuzXLcWrSfMr%2BPRuh9VCiHXHYdP5f2z%2BRs%3D">https://www.mouser.ca/ProductDetail/TE-Connectivity-AMP/3-1445050-2?qs=sGAEpiMZZMuzXLcWrSfMr%2BPRuh9VCiHXHYdP5f2z%2BRs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4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219/MF-MFS-RK-18760.pdf</text:p>
          </table:table-cell>
          <table:table-cell office:value-type="string" table:style-name="ce1">
            <text:p>https://www.mouser.ca/ProductDetail/KOA-Speer/MF1-4CCT52R2200F?qs=sGAEpiMZZMtlubZbdhIBIMlz%252BT8lH39Khd%2FESB0E%2F0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3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219/MF-MFS-RK-18760.pdf</text:p>
          </table:table-cell>
          <table:table-cell office:value-type="string" table:style-name="ce1">
            <text:p>https://www.mouser.ca/ProductDetail/KOA-Speer/MF1-4CCT52R2200F?qs=sGAEpiMZZMtlubZbdhIBIMlz%252BT8lH39Khd%2FESB0E%2F0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7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219/MF-MFS-RK-18760.pdf</text:p>
          </table:table-cell>
          <table:table-cell office:value-type="string" table:style-name="ce1">
            <text:p>https://www.mouser.ca/ProductDetail/KOA-Speer/MF1-4CCT52R2200F?qs=sGAEpiMZZMtlubZbdhIBIMlz%252BT8lH39Khd%2FESB0E%2F0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6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219/MF-MFS-RK-18760.pdf</text:p>
          </table:table-cell>
          <table:table-cell office:value-type="string" table:style-name="ce1">
            <text:p>https://www.mouser.ca/ProductDetail/KOA-Speer/MF1-4CCT52R2200F?qs=sGAEpiMZZMtlubZbdhIBIMlz%252BT8lH39Khd%2FESB0E%2F0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5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219/MF-MFS-RK-18760.pdf</text:p>
          </table:table-cell>
          <table:table-cell office:value-type="string" table:style-name="ce1">
            <text:p>https://www.mouser.ca/ProductDetail/KOA-Speer/MF1-4CCT52R2200F?qs=sGAEpiMZZMtlubZbdhIBIMlz%252BT8lH39Khd%2FESB0E%2F0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4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219/MF-MFS-RK-18760.pdf</text:p>
          </table:table-cell>
          <table:table-cell office:value-type="string" table:style-name="ce1">
            <text:p>https://www.mouser.ca/ProductDetail/KOA-Speer/MF1-4CCT52R2200F?qs=sGAEpiMZZMtlubZbdhIBIMlz%252BT8lH39Khd%2FESB0E%2F0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351/Xicon_XC-600046-1218702.pdf</text:p>
          </table:table-cell>
          <table:table-cell office:value-type="string" table:style-name="ce1">
            <text:p>https://www.mouser.ca/ProductDetail/Xicon/271-10K-RC?qs=sGAEpiMZZMu61qfTUdNhG%2FNICg4NOtz51bQLKR8aMJE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0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351/Xicon_XC-600046-1218702.pdf</text:p>
          </table:table-cell>
          <table:table-cell office:value-type="string" table:style-name="ce1">
            <text:p>https://www.mouser.ca/ProductDetail/Xicon/271-10K-RC?qs=sGAEpiMZZMu61qfTUdNhG%2FNICg4NOtz51bQLKR8aMJE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351/Xicon_XC-600046-1218702.pdf</text:p>
          </table:table-cell>
          <table:table-cell office:value-type="string" table:style-name="ce1">
            <text:p>https://www.mouser.ca/ProductDetail/Xicon/271-10K-RC?qs=sGAEpiMZZMu61qfTUdNhG%2FNICg4NOtz51bQLKR8aMJE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2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351/Xicon_XC-600046-1218702.pdf</text:p>
          </table:table-cell>
          <table:table-cell office:value-type="string" table:style-name="ce1">
            <text:p>https://www.mouser.ca/ProductDetail/Xicon/271-10K-RC?qs=sGAEpiMZZMu61qfTUdNhG%2FNICg4NOtz51bQLKR8aMJE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351/Xicon_XC-600046-1218702.pdf</text:p>
          </table:table-cell>
          <table:table-cell office:value-type="string" table:style-name="ce1">
            <text:p>https://www.mouser.ca/ProductDetail/Xicon/271-10K-RC?qs=sGAEpiMZZMu61qfTUdNhG%2FNICg4NOtz51bQLKR8aMJE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6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351/Xicon_XC-600046-1218702.pdf</text:p>
          </table:table-cell>
          <table:table-cell office:value-type="string" table:style-name="ce1">
            <text:p>https://www.mouser.ca/ProductDetail/Xicon/271-10K-RC?qs=sGAEpiMZZMu61qfTUdNhG%2FNICg4NOtz51bQLKR8aMJE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7</text:p>
          </table:table-cell>
          <table:table-cell office:value-type="string" table:style-name="ce1">
            <text:p>50K</text:p>
          </table:table-cell>
          <table:table-cell office:value-type="string" table:style-name="ce1">
            <text:p>Resistors_ThroughHole:Resistor_Horizontal_RM10mm</text:p>
          </table:table-cell>
          <table:table-cell office:value-type="string" table:style-name="ce1">
            <text:p>https://www.mouser.ca/datasheet/2/219/MOS-16613.pdf</text:p>
          </table:table-cell>
          <table:table-cell office:value-type="string" table:style-name="ce1">
            <text:p>https://www.mouser.ca/ProductDetail/660-MOS1CT52A103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ThroughHole:Resistor_Horizontal_RM10mm</text:p>
          </table:table-cell>
          <table:table-cell office:value-type="string" table:style-name="ce1">
            <text:p>https://www.mouser.ca/datasheet/2/219/MOS-16613.pdf</text:p>
          </table:table-cell>
          <table:table-cell office:value-type="string" table:style-name="ce1">
            <text:p>https://www.mouser.ca/ProductDetail/660-MOS1CT52A103J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100uf&lt;</text:p>
          </table:table-cell>
          <table:table-cell office:value-type="string" table:style-name="ce1">
            <text:p>Capacitors_ThroughHole:C_Radial_D10_L20_P5</text:p>
          </table:table-cell>
          <table:table-cell office:value-type="string" table:style-name="ce1">
            <text:p>https://www.mouser.ca/datasheet/2/315/RDF0000C1260-1391675.pdf</text:p>
          </table:table-cell>
          <table:table-cell office:value-type="string" table:style-name="ce1">
            <text:p>https://www.mouser.ca/ProductDetail/Panasonic/EEU-FP1E102?qs=sGAEpiMZZMtZ1n0r9vR22e66vF2fXFUFbGwmHt0eVPciZZw52fpg6Q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100uf&lt;</text:p>
          </table:table-cell>
          <table:table-cell office:value-type="string" table:style-name="ce1">
            <text:p>Capacitors_ThroughHole:C_Radial_D10_L20_P5</text:p>
          </table:table-cell>
          <table:table-cell office:value-type="string" table:style-name="ce1">
            <text:p>https://www.mouser.ca/datasheet/2/315/RDF0000C1260-1391675.pdf</text:p>
          </table:table-cell>
          <table:table-cell office:value-type="string" table:style-name="ce1">
            <text:p>https://www.mouser.ca/ProductDetail/Panasonic/EEU-FP1E102?qs=sGAEpiMZZMtZ1n0r9vR22e66vF2fXFUFbGwmHt0eVPciZZw52fpg6Q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9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esistors_ThroughHole:Resistor_Horizontal_RM10mm</text:p>
          </table:table-cell>
          <table:table-cell office:value-type="string" table:style-name="ce1">
            <text:p>https://www.mouser.ca/datasheet/2/427/vr25vr37vr68-837991.pdf</text:p>
          </table:table-cell>
          <table:table-cell office:value-type="string" table:style-name="ce1">
            <text:p>https://www.mouser.ca/ProductDetail/Vishay-BC-Components/VR37000001004FR500?qs=sGAEpiMZZMtlubZbdhIBIL6aF40j1MfhZigr1U8glrc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8</text:p>
          </table:table-cell>
          <table:table-cell office:value-type="string" table:style-name="ce6">
            <office:annotation draw:style-name="a0" svg:x="2.11458333333333in" svg:y="10.1770833333333in" svg:width="1.5in" svg:height="0.822916666666667in">
              <dc:creator>Albert Mathews</dc:creator>
              <text:p><text:span text:style-name="T2">Albert Mathews:</text:span><text:span text:style-name="T1"/></text:p>
              <text:p><text:span text:style-name="T1">these can be shorted, unless required otherwise.</text:span></text:p>
            </office:annotation>
            <text:p>10R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7</text:p>
          </table:table-cell>
          <table:table-cell office:value-type="string" table:style-name="ce6">
            <text:p>10R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9</text:p>
          </table:table-cell>
          <table:table-cell office:value-type="string" table:style-name="ce6">
            <text:p>10R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1</text:p>
          </table:table-cell>
          <table:table-cell office:value-type="string" table:style-name="ce6">
            <text:p>10R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0</text:p>
          </table:table-cell>
          <table:table-cell office:value-type="string" table:style-name="ce6">
            <text:p>10R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2</text:p>
          </table:table-cell>
          <table:table-cell office:value-type="string" table:style-name="ce6">
            <text:p>10R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Albert Mathews</dc:creator>
    <dc:date>2019-04-24T05:32:54Z</dc:date>
    <meta:editing-cycles>8</meta:editing-cycles>
    <meta:editing-duration>PT1827S</meta:editing-duration>
  </office:meta>
</office:document-meta>
</file>